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run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un length (days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uration (wall minutes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le sizes(MB)</text:p>
          </table:table-cell>
          <table:table-cell/>
        </table:table-row>
        <table:table-row table:style-name="ro1">
          <table:table-cell office:value-type="string" calcext:value-type="string">
            <text:p>History:</text:p>
          </table:table-cell>
          <table:table-cell/>
        </table:table-row>
        <table:table-row table:style-name="ro1">
          <table:table-cell office:value-type="string" calcext:value-type="string">
            <text:p>CAM h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/>
        </table:table-row>
        <table:table-row table:style-name="ro1">
          <table:table-cell office:value-type="string" calcext:value-type="string">
            <text:p>total CAM</text:p>
          </table:table-cell>
          <table:table-cell table:formula="of:=SUM([.B6:.B9])"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LM h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LM h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M h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M h3</text:p>
          </table:table-cell>
          <table:table-cell/>
        </table:table-row>
        <table:table-row table:style-name="ro1">
          <table:table-cell office:value-type="string" calcext:value-type="string">
            <text:p>total CLM</text:p>
          </table:table-cell>
          <table:table-cell table:formula="of:=SUM([.B11:.B14])"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history</text:p>
          </table:table-cell>
          <table:table-cell table:formula="of:=[.B15]+[.B10]" office:value-type="float" office:value="1404" calcext:value-type="float">
            <text:p>1404</text:p>
          </table:table-cell>
        </table:table-row>
      </table:table>
      <table:table table:name="estimat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s in each experime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 ensemb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scenar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run-years</text:p>
          </table:table-cell>
          <table:table-cell table:formula="of:=[.B3]*[.B2]*[.B1]" office:value-type="float" office:value="720" calcext:value-type="float">
            <text:p>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me estimates</text:p>
          </table:table-cell>
          <table:table-cell/>
        </table:table-row>
        <table:table-row table:style-name="ro1">
          <table:table-cell office:value-type="string" calcext:value-type="string">
            <text:p>Total cost (minutes for a model day)</text:p>
          </table:table-cell>
          <table:table-cell table:formula="of:=[rundata.B3]/[rundata.B2]" office:value-type="float" office:value="0.548387096774194" calcext:value-type="float">
            <text:p>0.5483870968</text:p>
          </table:table-cell>
        </table:table-row>
        <table:table-row table:style-name="ro1">
          <table:table-cell office:value-type="string" calcext:value-type="string">
            <text:p>Total cost (hours for a model year)</text:p>
          </table:table-cell>
          <table:table-cell table:formula="of:=365*[.B8]/60" office:value-type="float" office:value="3.33602150537634" calcext:value-type="float">
            <text:p>3.3360215054</text:p>
          </table:table-cell>
        </table:table-row>
        <table:table-row table:style-name="ro1">
          <table:table-cell office:value-type="string" calcext:value-type="string">
            <text:p>Years in a 2hr run</text:p>
          </table:table-cell>
          <table:table-cell table:formula="of:=2/[.B9]" office:value-type="float" office:value="0.599516518936342" calcext:value-type="float">
            <text:p>0.5995165189</text:p>
          </table:table-cell>
        </table:table-row>
        <table:table-row table:style-name="ro1">
          <table:table-cell office:value-type="string" calcext:value-type="string">
            <text:p>Years in a 2d run</text:p>
          </table:table-cell>
          <table:table-cell table:formula="of:=48/[.B9]" office:value-type="float" office:value="14.3883964544722" calcext:value-type="float">
            <text:p>14.38839645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 experiment time (hours)</text:p>
          </table:table-cell>
          <table:table-cell table:formula="of:=[.B9]*[.B1]" office:value-type="float" office:value="150.120967741935" calcext:value-type="float">
            <text:p>150.1209677419</text:p>
          </table:table-cell>
        </table:table-row>
        <table:table-row table:style-name="ro1">
          <table:table-cell office:value-type="string" calcext:value-type="string">
            <text:p>Per experiment time (days)</text:p>
          </table:table-cell>
          <table:table-cell table:formula="of:=[.B13]/24" office:value-type="float" office:value="6.25504032258065" calcext:value-type="float">
            <text:p>6.2550403226</text:p>
          </table:table-cell>
        </table:table-row>
        <table:table-row table:style-name="ro1">
          <table:table-cell office:value-type="string" calcext:value-type="string">
            <text:p>2h runs per experiment</text:p>
          </table:table-cell>
          <table:table-cell table:formula="of:=[.B1]/[.B10]" office:value-type="float" office:value="75.0604838709677" calcext:value-type="float">
            <text:p>75.060483871</text:p>
          </table:table-cell>
        </table:table-row>
        <table:table-row table:style-name="ro1">
          <table:table-cell office:value-type="string" calcext:value-type="string">
            <text:p>2d runs per experiment</text:p>
          </table:table-cell>
          <table:table-cell table:formula="of:=[.B1]/[.B11]" office:value-type="float" office:value="3.12752016129032" calcext:value-type="float">
            <text:p>3.12752016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time (days)</text:p>
          </table:table-cell>
          <table:table-cell table:formula="of:=[.B14]*[.B2]*[.B3]" office:value-type="float" office:value="100.08064516129" calcext:value-type="float">
            <text:p>100.08064516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Storage (MB)</text:p>
          </table:table-cell>
          <table:table-cell/>
        </table:table-row>
        <table:table-row table:style-name="ro1">
          <table:table-cell office:value-type="string" calcext:value-type="string">
            <text:p>CAM history per year</text:p>
          </table:table-cell>
          <table:table-cell table:style-name="ce2" table:formula="of:=365*[rundata.B10]/[$rundata.$B$2]" office:value-type="float" office:value="14823.7096774194" calcext:value-type="float">
            <text:p>14,824</text:p>
          </table:table-cell>
        </table:table-row>
        <table:table-row table:style-name="ro1">
          <table:table-cell office:value-type="string" calcext:value-type="string">
            <text:p>CAM h0</text:p>
          </table:table-cell>
          <table:table-cell table:style-name="ce2" table:formula="of:=365*[rundata.B6]/[$rundata.$B$2]" office:value-type="float" office:value="3131.93548387097" calcext:value-type="float">
            <text:p>3,132</text:p>
          </table:table-cell>
        </table:table-row>
        <table:table-row table:style-name="ro1">
          <table:table-cell office:value-type="string" calcext:value-type="string">
            <text:p>CAM h1</text:p>
          </table:table-cell>
          <table:table-cell table:style-name="ce2" table:formula="of:=365*[rundata.B7]/[$rundata.$B$2]" office:value-type="float" office:value="1354.03225806452" calcext:value-type="float">
            <text:p>1,354</text:p>
          </table:table-cell>
        </table:table-row>
        <table:table-row table:style-name="ro1">
          <table:table-cell office:value-type="string" calcext:value-type="string">
            <text:p>CAM h2</text:p>
          </table:table-cell>
          <table:table-cell table:style-name="ce2" table:formula="of:=365*[rundata.B8]/[$rundata.$B$2]" office:value-type="float" office:value="10337.7419354839" calcext:value-type="float">
            <text:p>10,338</text:p>
          </table:table-cell>
        </table:table-row>
        <table:table-row table:style-name="ro1">
          <table:table-cell office:value-type="string" calcext:value-type="string">
            <text:p>CAM h3</text:p>
          </table:table-cell>
          <table:table-cell table:style-name="ce2" table:formula="of:=365*[rundata.B9]/[$rundata.$B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M history per year</text:p>
          </table:table-cell>
          <table:table-cell table:style-name="ce2" table:formula="of:=365*[rundata.B15]/[rundata.B2]" office:value-type="float" office:value="1707.25806451613" calcext:value-type="float">
            <text:p>1,707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CAM history per experiment</text:p>
          </table:table-cell>
          <table:table-cell table:style-name="ce2" table:formula="of:=[.B22]*[.B1]" office:value-type="float" office:value="667066.935483871" calcext:value-type="float">
            <text:p>667,067</text:p>
          </table:table-cell>
        </table:table-row>
        <table:table-row table:style-name="ro1">
          <table:table-cell office:value-type="string" calcext:value-type="string">
            <text:p>CLM history per experiment</text:p>
          </table:table-cell>
          <table:table-cell table:style-name="ce2" table:formula="of:=[.B27]*[.B1]" office:value-type="float" office:value="76826.6129032258" calcext:value-type="float">
            <text:p>76,827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per experiment</text:p>
          </table:table-cell>
          <table:table-cell table:style-name="ce2" table:formula="of:=[.B30]+[.B29]" office:value-type="float" office:value="743893.548387097" calcext:value-type="float">
            <text:p>743,894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Total history overall</text:p>
          </table:table-cell>
          <table:table-cell table:style-name="ce2" table:formula="of:=[.B32]*[.B2]*[.B3]" office:value-type="float" office:value="11902296.7741935" calcext:value-type="float">
            <text:p>11,902,297</text:p>
          </table:table-cell>
        </table:table-row>
      </table:table>
      <table:table table:name="namelists" table:style-name="ta1">
        <table:table-column table:style-name="co2" table:default-cell-style-name="Default"/>
        <table:table-row table:style-name="ro1">
          <table:table-cell office:value-type="string" calcext:value-type="string">
            <text:p>&amp;cam_inparm </text:p>
          </table:table-cell>
        </table:table-row>
        <table:table-row table:style-name="ro1">
          <table:table-cell office:value-type="string" calcext:value-type="string">
            <text:p><text:s/>mfilt <text:s text:c="2"/>= 1,365,30 <text:s text:c="7"/></text:p>
          </table:table-cell>
        </table:table-row>
        <table:table-row table:style-name="ro1">
          <table:table-cell office:value-type="string" calcext:value-type="string">
            <text:p><text:s/>nhtfrq <text:s/>= 0,-24,-24 <text:s text:c="7"/></text:p>
          </table:table-cell>
        </table:table-row>
        <table:table-row table:style-name="ro1">
          <table:table-cell office:value-type="string" calcext:value-type="string">
            <text:p><text:s/>fincl2 <text:s/>= 'TREFHTMN','TREFHTMX','TREFHT','PRECC','PRECL','PRECT','PRECSC','PRECSL','PSL','PS','QREFHT','U10','FLDS','FSDS','CLDTOT','SST','ICEFRAC'</text:p>
          </table:table-cell>
        </table:table-row>
        <table:table-row table:style-name="ro1">
          <table:table-cell office:value-type="string" calcext:value-type="string">
            <text:p><text:s/>fincl3 <text:s/>= 'OMEGAQ','VQ','U','V','OMEGA' </text:p>
          </table:table-cell>
        </table:table-row>
        <table:table-row table:style-name="ro1">
          <table:table-cell office:value-type="string" calcext:value-type="string">
            <text:p>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amp;clm_inparm</text:p>
          </table:table-cell>
        </table:table-row>
        <table:table-row table:style-name="ro1">
          <table:table-cell office:value-type="string" calcext:value-type="string">
            <text:p><text:s/>fsurdat = '$DIN_LOC_ROOT/lnd/clm2/surfdata/surfdata.pftdyn_0.9x1.25_rcp8.5_simyr1850-2100_rochedo_weg_c100319.nc'</text:p>
          </table:table-cell>
        </table:table-row>
        <table:table-row table:style-name="ro1">
          <table:table-cell office:value-type="string" calcext:value-type="string">
            <text:p><text:s/>hist_fincl2 = 'WA','WT','H2OSOI','SOILLIQ','TG','TSOI','U10','WIND'</text:p>
          </table:table-cell>
        </table:table-row>
        <table:table-row table:style-name="ro1">
          <table:table-cell office:value-type="string" calcext:value-type="string">
            <text:p><text:s/>hist_fincl3 = 'TLAI'</text:p>
          </table:table-cell>
        </table:table-row>
        <table:table-row table:style-name="ro1">
          <table:table-cell office:value-type="string" calcext:value-type="string">
            <text:p><text:s/>hist_dov2xy = .true.,.true.,.false.</text:p>
          </table:table-cell>
        </table:table-row>
        <table:table-row table:style-name="ro1">
          <table:table-cell office:value-type="string" calcext:value-type="string">
            <text:p><text:s/>hist_nhtfrq = 0,0,0</text:p>
          </table:table-cell>
        </table:table-row>
        <table:table-row table:style-name="ro1">
          <table:table-cell office:value-type="string" calcext:value-type="string">
            <text:p><text:s/>hist_mfilt = 12,12,12</text:p>
          </table:table-cell>
        </table:table-row>
        <table:table-row table:style-name="ro1">
          <table:table-cell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Abrahão</meta:initial-creator>
    <meta:creation-date>2019-03-21T18:11:45.596599154</meta:creation-date>
    <meta:generator>LibreOffice/5.1.6.2$Linux_X86_64 LibreOffice_project/10m0$Build-2</meta:generator>
    <dc:date>2019-03-21T19:13:59.721243326</dc:date>
    <dc:creator>Gabriel Abrahão</dc:creator>
    <meta:editing-duration>PT1H2M2S</meta:editing-duration>
    <meta:editing-cycles>28</meta:editing-cycles>
    <meta:document-statistic meta:table-count="3" meta:cell-count="90" meta:object-count="0"/>
  </office:meta>
</office:document-meta>
</file>